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seTermEnum.termCompare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Enum.get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Enum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eTermEnum.docFre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wer.Lower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Enum.te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se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Enum.CaseTermEnum( IndexReader rea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84">
            <text:p text:style-name="Table_20_Contents">84</text:p>
          </table:table-cell>
        </table:table-row>
        <table:table-row>
          <table:table-cell office:value-type="string">
            <text:p text:style-name="Table_20_Contents">CaseTermQuery.CaseTermQuery( Term term , int 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se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per.Upper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seTerm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